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list-style-name="L9">
      <style:text-properties style:text-underline-style="none" fo:font-weight="normal" style:font-weight-asian="normal" style:font-weight-complex="normal"/>
    </style:style>
    <style:style style:name="P3" style:family="paragraph" style:parent-style-name="Standard" style:list-style-name="L10">
      <style:text-properties style:text-underline-style="none" fo:font-weight="normal" style:font-weight-asian="normal" style:font-weight-complex="normal"/>
    </style:style>
    <style:style style:name="P4" style:family="paragraph" style:parent-style-name="Standard" style:list-style-name="L11">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andag 10-Jun:</text:p>
      <text:p text:style-name="P1">De eerste dag van het project, we besloten met zijn drieën te gaan werken. Het zoeken naar een geschikt project ging vrij soepel, er kwamen ideeën van alle kanten en uiteindelijk voegde we deze samen tot een geschikt project voor net-centric computing.</text:p>
      <text:p text:style-name="P1"/>
      <text:p text:style-name="P1">Ik heb dit idee meteen uitgetyped tot een leesbaar idee. We kwamen er al gauw achter dat dit idee echt leuk was en besloten een meeting te houden met Bureau Kennistransfer. Er kwam hieruit voort dat zij voor ons gingen uitzoeken hoe het zat met patenten en de rechten van de UvA tot ons project. Zij vroegen ons een email te sturen en ik nam dat op als taak.</text:p>
      <text:p text:style-name="P1"/>
      <text:p text:style-name="P1">Verder heb ik een deel van het verslag geschreven en een planning gemaakt voor de rest van het project.</text:p>
      <text:p text:style-name="P1"/>
      <text:p text:style-name="P5">Dinsdag 11-Jun:</text:p>
      <text:p text:style-name="P1">Vandaag heb ik gewerkt aan de Google Location Service. Ik heb een applicatie geschreven waarbij een locatie kan worden opgevraagd. Dit levert een longitude en latitude op. Het uitvinden hoe het ook weer precies werkt met android development duurde even. Een aantal tutorials gevolgd om weer op de been te komen, en daarna een tutorial gevolgd voor de Google Location Service.</text:p>
      <text:p text:style-name="P1"/>
      <text:p text:style-name="P5">Woensdag 12-Jun:</text:p>
      <text:p text:style-name="P1">Vandaag kwam ik erachter dat er al een goede code bestaat, vanuit de android development pagina's, voor de Google Location Service. Deze maakt ook gebruik van geocoding om een adres te vinden. Deze code goed uitgepluisd en geimplementeerd in een applicatie.</text:p>
      <text:p text:style-name="P1"/>
      <text:p text:style-name="P1">Hierna verder gegaan met het bouwen van een lokale database met SQLite zodat de data van de locatie kan worden opgeslagen op het android toestel.</text:p>
      <text:p text:style-name="P1"/>
      <text:p text:style-name="P1">Een brief opgesteld naar Bureau Kennistransfer en verstuurd. Hierin staat duidelijk het verhaal van de applicatie, en wat wij van hen verwachten.</text:p>
      <text:p text:style-name="P1"/>
      <text:p text:style-name="P5">Vrijdag 14-Jun:</text:p>
      <text:p text:style-name="P1">Vandaag heb ik uitgezocht hoe het werkt met concurrency in android toestellen. Het opslaan in de database kan beter met concurrency zodat de user er geen last van heeft. Dit heb ik geimplementeerd met Services. Ook het uitlezen van de database geimplementeerd zodat we de info kunnen terug zien. Hiernaast heb ik een groot deel van het verslag geschreven.</text:p>
      <text:p text:style-name="P1"/>
      <text:p text:style-name="P5">Maandag 17-Jun:</text:p>
      <text:list xml:id="list1738020617" text:style-name="L10">
        <text:list-item>
          <text:p text:style-name="P3">Hidde weer beter!</text:p>
        </text:list-item>
        <text:list-item>
          <text:p text:style-name="P3">Wat gaan we doen vandaag?</text:p>
        </text:list-item>
        <text:list-item>
          <text:p text:style-name="P3">Conclusie: Hidde gaat hard aan het werk met de server-android connectie, Diederik gaat werken aan data verzending (Wat? Hoe?), Freddy gaat weer verder met bluetooth want dat was nog niet gelukt.</text:p>
        </text:list-item>
        <text:list-item>
          <text:p text:style-name="P3">Eind van de dag → wie heeft wat afgekregen?</text:p>
        </text:list-item>
        <text:list-item>
          <text:p text:style-name="P3">Conclusie: Verslag uitgebreid en data verzending plan afgerond. Adres wordt opgezocht en ook opgeslagen op toestel. Data verpakking klaar op android toestel, klaar om te verzenden. Bluetooth is nog altijd lastig, wordt hard aan gewerkt, nu ook in communicatie met andere groep. Server naar android connectie nog niet af, vanavond doorwerken.</text:p>
        </text:list-item>
      </text:list>
      <text:p text:style-name="P5">Dinsdag 18-Jun:</text:p>
      <text:list xml:id="list938716601" text:style-name="L11">
        <text:list-item>
          <text:p text:style-name="P4">Wat gaan we doen vandaag?</text:p>
        </text:list-item>
        <text:list-item>
          <text:p text:style-name="P4">Conclusie: Hidde gaat verder met de server, Freddy gaat verder met bluetooth en Diederik gaat een sendActivity maken en een AccountManager inschakelen zodat de user herkend kan wo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1:35:04</meta:creation-date>
    <dc:date>2013-06-18T12:03:16</dc:date>
    <meta:editing-duration>PT17M32S</meta:editing-duration>
    <meta:editing-cycles>19</meta:editing-cycles>
    <meta:generator>LibreOffice/3.5$Linux_X86_64 LibreOffice_project/350m1$Build-2</meta:generator>
    <meta:document-statistic meta:table-count="0" meta:image-count="0" meta:object-count="0" meta:page-count="1" meta:paragraph-count="21" meta:word-count="489" meta:character-count="2917" meta:non-whitespace-character-count="2456"/>
  </office:meta>
</office:document-meta>
</file>